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3.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79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ndre le site accessible depuis l’extéri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office:value-type="string" calcext:value-type="string">
            <text:p>rechercher une cha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outer chanson</text:p>
          </table:table-cell>
          <table:table-cell/>
        </table:table-row>
        <table:table-row table:style-name="ro1">
          <table:table-cell office:value-type="string" calcext:value-type="string">
            <text:p>ajouter une chanson à la vrai playlist </text:p>
          </table:table-cell>
          <table:table-cell/>
          <table:table-cell office:value-type="string" calcext:value-type="string">
            <text:p>ajouter chanson</text:p>
          </table:table-cell>
          <table:table-cell/>
        </table:table-row>
        <table:table-row table:style-name="ro1">
          <table:table-cell office:value-type="string" calcext:value-type="string">
            <text:p>pouvoir lire la playlist sur la page princip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es et pres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outer un commentaire à une cha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office:value-type="string" calcext:value-type="string">
            <text:p>Afficher les commentaires dans la liste des chansons</text:p>
          </table:table-cell>
          <table:table-cell/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office:value-type="string" calcext:value-type="string">
            <text:p>afficher une chanson avec ses commentai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uvoir developper tous les commentaires sur la liste des chans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’inscrire avec un 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e que ça marche sous chr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uvoir décider de lire une playliste en zappant les chansons qu’on aime pas</text:p>
          </table:table-cell>
          <table:table-cell table:number-columns-repeated="2"/>
          <table:table-cell office:value-type="string" calcext:value-type="string">
            <text:p>chaud!</text:p>
          </table:table-cell>
        </table:table-row>
        <table:table-row table:style-name="ro1">
          <table:table-cell office:value-type="string" calcext:value-type="string">
            <text:p>reprendre les chansons de la playlist dee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outer la date du jour quand on ajoute une chanson</text:p>
          </table:table-cell>
          <table:table-cell/>
          <table:table-cell office:value-type="string" calcext:value-type="string">
            <text:p>ajouter chanson</text:p>
          </table:table-cell>
          <table:table-cell/>
        </table:table-row>
        <table:table-row table:style-name="ro1">
          <table:table-cell office:value-type="string" calcext:value-type="string">
            <text:p>lier un utilisateur à une playlis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er un ava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er lastName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41240233" calcext:value-type="float">
            <text:p>1412402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0:21:18.263931563</meta:creation-date>
    <dc:date>2017-09-03T22:58:43.790447408</dc:date>
    <meta:editing-duration>P1DT20H16M40S</meta:editing-duration>
    <meta:editing-cycles>8</meta:editing-cycles>
    <meta:generator>LibreOffice/5.3.1.2$Linux_X86_64 LibreOffice_project/30m0$Build-2</meta:generator>
    <meta:document-statistic meta:table-count="1" meta:cell-count="29" meta:object-count="0"/>
  </office:meta>
</office:document-meta>
</file>